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Überschrift1" style:master-page-name="MP0" style:family="paragraph">
      <style:paragraph-properties fo:margin-top="0.0555in"/>
    </style:style>
    <style:style style:name="T2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/>
    </style:style>
    <style:style style:name="P4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margin-left="0.0694in">
        <style:tab-stops/>
      </style:paragraph-properties>
    </style:style>
    <style:style style:name="T6" style:parent-style-name="Absatz-Standardschriftart" style:family="text">
      <style:text-properties style:font-name="Arial" fo:font-weight="bold" style:font-weight-asian="bold" fo:letter-spacing="-0.0006in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T7" style:parent-style-name="Absatz-Standardschriftart" style:family="text">
      <style:text-properties style:font-name="Arial" fo:font-weight="bold" style:font-weight-asian="bold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T8" style:parent-style-name="Absatz-Standardschriftart" style:family="text">
      <style:text-properties style:font-name="Arial" fo:font-weight="bold" style:font-weight-asian="bold" fo:letter-spacing="-0.0006in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T9" style:parent-style-name="Absatz-Standardschriftart" style:family="text">
      <style:text-properties style:font-name="Arial" fo:font-weight="bold" style:font-weight-asian="bold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T10" style:parent-style-name="Absatz-Standardschriftart" style:family="text">
      <style:text-properties style:font-name="Arial" fo:font-weight="bold" style:font-weight-asian="bold" fo:letter-spacing="-0.0006in" fo:font-size="13pt" style:font-size-asian="13pt" style:text-underline-type="single" style:text-underline-style="solid" style:text-underline-width="bold" style:text-underline-mode="continuous" style:text-underline-color="#000000"/>
    </style:style>
    <style:style style:name="P11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line-height="209%" fo:margin-left="0.0694in" fo:margin-right="0.5576in">
        <style:tab-stops/>
      </style:paragraph-properties>
    </style:style>
    <style:style style:name="T13" style:parent-style-name="Absatz-Standardschriftart" style:family="text">
      <style:text-properties style:font-name="Arial" fo:letter-spacing="-0.0006in"/>
    </style:style>
    <style:style style:name="T14" style:parent-style-name="Absatz-Standardschriftart" style:family="text">
      <style:text-properties style:font-name="Arial" fo:letter-spacing="0.027in"/>
    </style:style>
    <style:style style:name="T15" style:parent-style-name="Absatz-Standardschriftart" style:family="text">
      <style:text-properties style:font-name="Arial" fo:letter-spacing="-0.0006in"/>
    </style:style>
    <style:style style:name="T16" style:parent-style-name="Absatz-Standardschriftart" style:family="text">
      <style:text-properties style:font-name="Arial"/>
    </style:style>
    <style:style style:name="T17" style:parent-style-name="Absatz-Standardschriftart" style:family="text">
      <style:text-properties style:font-name="Arial" fo:letter-spacing="-0.0006in"/>
    </style:style>
    <style:style style:name="T18" style:parent-style-name="Absatz-Standardschriftart" style:family="text">
      <style:text-properties style:font-name="Arial"/>
    </style:style>
    <style:style style:name="T19" style:parent-style-name="Absatz-Standardschriftart" style:family="text">
      <style:text-properties style:font-name="Arial" fo:letter-spacing="-0.0006in"/>
    </style:style>
    <style:style style:name="P20" style:parent-style-name="Standard" style:family="paragraph">
      <style:paragraph-properties fo:margin-top="0.0055in" fo:margin-left="0.0694in">
        <style:tab-stops/>
      </style:paragraph-properties>
    </style:style>
    <style:style style:name="T21" style:parent-style-name="Absatz-Standardschriftart" style:family="text">
      <style:text-properties style:font-name="Arial" fo:letter-spacing="-0.0006in"/>
    </style:style>
    <style:style style:name="T22" style:parent-style-name="Absatz-Standardschriftart" style:family="text">
      <style:text-properties style:font-name="Arial"/>
    </style:style>
    <style:style style:name="T23" style:parent-style-name="Absatz-Standardschriftart" style:family="text">
      <style:text-properties style:font-name="Arial" fo:letter-spacing="-0.0006in"/>
    </style:style>
    <style:style style:name="T24" style:parent-style-name="Absatz-Standardschriftart" style:family="text">
      <style:text-properties style:font-name="Arial"/>
    </style:style>
    <style:style style:name="T25" style:parent-style-name="Absatz-Standardschriftart" style:family="text">
      <style:text-properties style:font-name="Arial" fo:letter-spacing="-0.0006in"/>
    </style:style>
    <style:style style:name="P26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27" style:parent-style-name="Standard" style:family="paragraph">
      <style:paragraph-properties fo:line-height="230%" fo:margin-left="0.0694in" fo:margin-right="0.127in">
        <style:tab-stops/>
      </style:paragraph-properties>
    </style:style>
    <style:style style:name="T28" style:parent-style-name="Absatz-Standardschriftart" style:family="text">
      <style:text-properties style:font-name="Arial" fo:font-weight="bold" style:font-weight-asian="bold" fo:font-style="italic" style:font-style-asian="italic" fo:letter-spacing="-0.0006in"/>
    </style:style>
    <style:style style:name="T29" style:parent-style-name="Absatz-Standardschriftart" style:family="text">
      <style:text-properties style:font-name="Arial" fo:font-weight="bold" style:font-weight-asian="bold" fo:font-style="italic" style:font-style-asian="italic" fo:letter-spacing="-0.0013in"/>
    </style:style>
    <style:style style:name="T30" style:parent-style-name="Absatz-Standardschriftart" style:family="text">
      <style:text-properties style:font-name="Arial" fo:font-weight="bold" style:font-weight-asian="bold" fo:font-style="italic" style:font-style-asian="italic" fo:letter-spacing="-0.0006in"/>
    </style:style>
    <style:style style:name="T31" style:parent-style-name="Absatz-Standardschriftart" style:family="text">
      <style:text-properties style:font-name="Arial" fo:font-weight="bold" style:font-weight-asian="bold" fo:font-style="italic" style:font-style-asian="italic" fo:letter-spacing="-0.0013in"/>
    </style:style>
    <style:style style:name="T32" style:parent-style-name="Absatz-Standardschriftart" style:family="text">
      <style:text-properties style:font-name="Arial" fo:font-weight="bold" style:font-weight-asian="bold" fo:font-style="italic" style:font-style-asian="italic"/>
    </style:style>
    <style:style style:name="T33" style:parent-style-name="Absatz-Standardschriftart" style:family="text">
      <style:text-properties style:font-name="Arial" fo:font-weight="bold" style:font-weight-asian="bold" fo:font-style="italic" style:font-style-asian="italic" fo:letter-spacing="-0.0006in"/>
    </style:style>
    <style:style style:name="T34" style:parent-style-name="Absatz-Standardschriftart" style:family="text">
      <style:text-properties style:font-name="Arial" fo:font-weight="bold" style:font-weight-asian="bold" fo:font-style="italic" style:font-style-asian="italic" fo:letter-spacing="0.0208in"/>
    </style:style>
    <style:style style:name="T35" style:parent-style-name="Absatz-Standardschriftart" style:family="text">
      <style:text-properties style:font-name="Arial" fo:font-weight="bold" style:font-weight-asian="bold" fo:font-style="italic" style:font-style-asian="italic" fo:letter-spacing="-0.0006in"/>
    </style:style>
    <style:style style:name="T36" style:parent-style-name="Absatz-Standardschriftart" style:family="text">
      <style:text-properties style:font-name="Arial" fo:font-style="italic" style:font-style-asian="italic" fo:letter-spacing="-0.0006in"/>
    </style:style>
    <style:style style:name="P37" style:parent-style-name="Textkörper" style:family="paragraph">
      <style:paragraph-properties fo:margin-top="0.0062in" fo:line-height="115%" fo:margin-right="0.127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0.0687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06in"/>
    </style:style>
    <style:style style:name="P48" style:parent-style-name="Textkörper" style:family="paragraph">
      <style:paragraph-properties fo:margin-top="0.0006in" fo:line-height="115%" fo:margin-right="0.127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0.0756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06in"/>
    </style:style>
    <style:style style:name="P60" style:parent-style-name="Textkörper" style:family="paragraph">
      <style:paragraph-properties fo:margin-top="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06in"/>
    </style:style>
    <style:style style:name="P66" style:parent-style-name="Standard" style:family="paragraph">
      <style:paragraph-properties fo:margin-top="0.002in"/>
      <style:text-properties style:font-name="Arial" style:font-name-asian="Arial" style:font-name-complex="Arial" fo:font-size="14pt" style:font-size-asian="14pt" style:font-size-complex="14pt"/>
    </style:style>
    <style:style style:name="P67" style:parent-style-name="Standard" style:family="paragraph">
      <style:paragraph-properties fo:margin-left="0.0694in">
        <style:tab-stops/>
      </style:paragraph-properties>
    </style:style>
    <style:style style:name="T68" style:parent-style-name="Absatz-Standardschriftart" style:family="text">
      <style:text-properties style:font-name="Arial" fo:font-weight="bold" style:font-weight-asian="bold" fo:font-style="italic" style:font-style-asian="italic" fo:letter-spacing="-0.0006in"/>
    </style:style>
    <style:style style:name="P69" style:parent-style-name="Standard" style:family="paragraph">
      <style:paragraph-properties fo:margin-top="0.0048in"/>
      <style:text-properties style:font-name="Arial" style:font-name-asian="Arial" style:font-name-complex="Arial" fo:font-weight="bold" style:font-weight-asian="bold" style:font-weight-complex="bold" fo:font-style="italic" style:font-style-asian="italic" fo:font-size="14pt" style:font-size-asian="14pt" style:font-size-complex="14pt"/>
    </style:style>
    <style:style style:name="T70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71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/>
    </style:style>
    <style:style style:name="T72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73" style:parent-style-name="Standard" style:family="paragraph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P78" style:parent-style-name="Textkörper" style:family="paragraph">
      <style:paragraph-properties fo:margin-top="0.0236in" fo:line-height="115%" fo:margin-right="0.127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0.0673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P89" style:parent-style-name="Textkörper" style:family="paragraph">
      <style:paragraph-properties fo:margin-top="0.0006in" fo:line-height="115%" fo:margin-right="0.127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0.0701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06in"/>
    </style:style>
    <style:style style:name="P100" style:parent-style-name="Standard" style:family="paragraph">
      <style:paragraph-properties fo:margin-top="0.0006in"/>
      <style:text-properties style:font-name="Arial" style:font-name-asian="Arial" style:font-name-complex="Arial" fo:font-size="11.5pt" style:font-size-asian="11.5pt" style:font-size-complex="11.5pt"/>
    </style:style>
    <style:style style:name="T101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02" style:parent-style-name="Standard" style:family="paragraph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103" style:parent-style-name="Textkörper" style:family="paragraph">
      <style:paragraph-properties fo:line-height="115%" fo:margin-right="0.127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0.0645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P114" style:parent-style-name="Textkörper" style:family="paragraph">
      <style:paragraph-properties fo:margin-top="0.0006in" fo:line-height="115%" fo:margin-right="0.127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0.0618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P127" style:parent-style-name="Textkörper" style:family="paragraph">
      <style:paragraph-properties fo:margin-top="0.0006in" fo:line-height="115%" fo:margin-right="0.14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0.0687in"/>
    </style:style>
    <style:style style:name="T134" style:parent-style-name="Absatz-Standardschriftart" style:family="text">
      <style:text-properties fo:letter-spacing="-0.0006in"/>
    </style:style>
    <style:style style:name="P135" style:parent-style-name="Standard" style:family="paragraph">
      <style:paragraph-properties fo:margin-top="0.0006in"/>
      <style:text-properties style:font-name="Arial" style:font-name-asian="Arial" style:font-name-complex="Arial" fo:font-size="11.5pt" style:font-size-asian="11.5pt" style:font-size-complex="11.5pt"/>
    </style:style>
    <style:style style:name="T136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37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2.5pt" style:font-size-asian="12.5pt" style:font-size-complex="12.5pt"/>
    </style:style>
    <style:style style:name="P138" style:parent-style-name="Textkörper" style:family="paragraph">
      <style:paragraph-properties fo:line-height="115%" fo:margin-right="0.127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0.0715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P148" style:parent-style-name="Textkörper" style:family="paragraph">
      <style:paragraph-properties fo:margin-top="0.0006in" fo:line-height="115%" fo:margin-right="0.1625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0.0784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0.0743in"/>
    </style:style>
    <style:style style:name="T162" style:parent-style-name="Absatz-Standardschriftart" style:family="text">
      <style:text-properties fo:letter-spacing="-0.0006in"/>
    </style:style>
    <style:style style:name="P163" style:parent-style-name="Überschrift3" style:master-page-name="MP1" style:family="paragraph">
      <style:paragraph-properties fo:break-before="page" fo:margin-top="0.0416in"/>
    </style:style>
    <style:style style:name="T164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65" style:parent-style-name="Standard" style:family="paragraph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166" style:parent-style-name="Textkörper" style:family="paragraph">
      <style:paragraph-properties fo:text-align="justify" fo:line-height="115%" fo:margin-right="0.1069in"/>
    </style:style>
    <style:style style:name="T167" style:parent-style-name="Absatz-Standardschriftart" style:family="text">
      <style:text-properties fo:letter-spacing="0.0006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0.0006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0.0006in"/>
    </style:style>
    <style:style style:name="T174" style:parent-style-name="Absatz-Standardschriftart" style:family="text">
      <style:text-properties fo:letter-spacing="0.0013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0.0013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0.0006in"/>
    </style:style>
    <style:style style:name="T183" style:parent-style-name="Absatz-Standardschriftart" style:family="text">
      <style:text-properties fo:letter-spacing="0.0013in"/>
    </style:style>
    <style:style style:name="T184" style:parent-style-name="Absatz-Standardschriftart" style:family="text">
      <style:text-properties fo:letter-spacing="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0.0013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0.0645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34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0.0534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0.0618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P212" style:parent-style-name="Standard" style:family="paragraph">
      <style:paragraph-properties fo:margin-top="0.0006in"/>
      <style:text-properties style:font-name="Arial" style:font-name-asian="Arial" style:font-name-complex="Arial" fo:font-size="11.5pt" style:font-size-asian="11.5pt" style:font-size-complex="11.5pt"/>
    </style:style>
    <style:style style:name="T213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214" style:parent-style-name="Standard" style:family="paragraph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215" style:parent-style-name="Textkörper" style:family="paragraph">
      <style:paragraph-properties fo:line-height="115%" fo:margin-right="0.0423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0.0715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0.0645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P238" style:parent-style-name="Standard" style:family="paragraph">
      <style:paragraph-properties fo:margin-top="0.0027in"/>
      <style:text-properties style:font-name="Arial" style:font-name-asian="Arial" style:font-name-complex="Arial" fo:font-size="12.5pt" style:font-size-asian="12.5pt" style:font-size-complex="12.5pt"/>
    </style:style>
    <style:style style:name="T239" style:parent-style-name="Absatz-Standardschriftart" style:family="text">
      <style:text-properties fo:letter-spacing="-0.0006in"/>
    </style:style>
    <style:style style:name="P240" style:parent-style-name="Standard" style:family="paragraph">
      <style:paragraph-properties fo:margin-top="0.0048in"/>
      <style:text-properties style:font-name="Arial" style:font-name-asian="Arial" style:font-name-complex="Arial" fo:font-weight="bold" style:font-weight-asian="bold" style:font-weight-complex="bold" fo:font-style="italic" style:font-style-asian="italic" fo:font-size="14pt" style:font-size-asian="14pt" style:font-size-complex="14pt"/>
    </style:style>
    <style:style style:name="P241" style:parent-style-name="Textkörper" style:family="paragraph">
      <style:paragraph-properties fo:line-height="115%" fo:margin-right="0.0423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0.077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0.0798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0.0715in"/>
    </style:style>
    <style:style style:name="T263" style:parent-style-name="Absatz-Standardschriftart" style:family="text">
      <style:text-properties fo:letter-spacing="-0.0006in"/>
    </style:style>
    <style:style style:name="P264" style:parent-style-name="Standard" style:family="paragraph">
      <style:paragraph-properties fo:margin-top="0.0027in"/>
      <style:text-properties style:font-name="Arial" style:font-name-asian="Arial" style:font-name-complex="Arial" fo:font-size="12.5pt" style:font-size-asian="12.5pt" style:font-size-complex="12.5pt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13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-0.0013in"/>
    </style:style>
    <style:style style:name="T269" style:parent-style-name="Absatz-Standardschriftart" style:family="text">
      <style:text-properties fo:letter-spacing="-0.0006in"/>
    </style:style>
    <style:style style:name="P270" style:parent-style-name="Standard" style:family="paragraph">
      <style:paragraph-properties fo:margin-top="0.0048in"/>
      <style:text-properties style:font-name="Arial" style:font-name-asian="Arial" style:font-name-complex="Arial" fo:font-weight="bold" style:font-weight-asian="bold" style:font-weight-complex="bold" fo:font-style="italic" style:font-style-asian="italic" fo:font-size="14pt" style:font-size-asian="14pt" style:font-size-complex="14pt"/>
    </style:style>
    <style:style style:name="P271" style:parent-style-name="Standard" style:family="paragraph">
      <style:paragraph-properties fo:margin-left="0.0694in">
        <style:tab-stops/>
      </style:paragraph-properties>
    </style:style>
    <style:style style:name="T272" style:parent-style-name="Absatz-Standardschriftart" style:family="text">
      <style:text-properties style:font-name="Arial" fo:font-style="italic" style:font-style-asian="italic" fo:letter-spacing="-0.0006in" fo:font-size="10pt" style:font-size-asian="10pt"/>
    </style:style>
    <style:style style:name="T273" style:parent-style-name="Absatz-Standardschriftart" style:family="text">
      <style:text-properties style:font-name="Arial" fo:font-style="italic" style:font-style-asian="italic" fo:font-size="10pt" style:font-size-asian="10pt"/>
    </style:style>
    <style:style style:name="P274" style:parent-style-name="Standard" style:family="paragraph">
      <style:text-properties style:font-name="Arial" style:font-name-asian="Arial" style:font-name-complex="Arial" fo:font-style="italic" style:font-style-asian="italic" fo:font-size="13pt" style:font-size-asian="13pt" style:font-size-complex="13pt"/>
    </style:style>
    <style:style style:name="P275" style:parent-style-name="Textkörper" style:family="paragraph">
      <style:paragraph-properties fo:line-height="115%" fo:margin-right="0.042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0.0715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0.0729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0.0673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0.0881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06in"/>
    </style:style>
    <style:style style:name="P308" style:parent-style-name="Standard" style:family="paragraph">
      <style:paragraph-properties fo:margin-top="0.0006in"/>
      <style:text-properties style:font-name="Arial" style:font-name-asian="Arial" style:font-name-complex="Arial" fo:font-size="11.5pt" style:font-size-asian="11.5pt" style:font-size-complex="11.5pt"/>
    </style:style>
    <style:style style:name="T309" style:parent-style-name="Absatz-Standardschriftart" style:family="text">
      <style:text-properties fo:color="#0000FF" fo:letter-spacing="-0.0006in" style:text-underline-type="single" style:text-underline-style="solid" style:text-underline-width="bold" style:text-underline-mode="continuous" style:text-underline-color="#0000FF"/>
    </style:style>
  </office:automatic-styles>
  <office:body>
    <office:text text:use-soft-page-breaks="true">
      <text:h text:style-name="P1" text:outline-level="1"><text:span text:style-name="T2">Activitat<text:s/></text:span><text:span text:style-name="T3">3</text:span></text:h>
      <text:p text:style-name="P4"/>
      <text:p text:style-name="P5"><text:span text:style-name="T6">Iniciem<text:s/></text:span><text:span text:style-name="T7">el<text:s/></text:span><text:span text:style-name="T8">pla</text:span><text:span text:style-name="T9"><text:s/></text:span><text:span text:style-name="T10">d'empresa !!!</text:span></text:p>
      <text:p text:style-name="P11"/>
      <text:p text:style-name="P12"><text:span text:style-name="T13">1. Heu de pensar una idea de negoci relacionada amb el estudis que esteu cursant.</text:span><text:span text:style-name="T14"><text:s/></text:span><text:span text:style-name="T15">Ha de tenir algun factor<text:s/></text:span><text:span text:style-name="T16">o</text:span><text:span text:style-name="T17"><text:s/>element que<text:s/></text:span><text:span text:style-name="T18">la</text:span><text:span text:style-name="T19"><text:s/>faça diferent dels negocis existents.</text:span></text:p>
      <text:p text:style-name="P20"><text:span text:style-name="T21">Quan<text:s/></text:span><text:span text:style-name="T22">la</text:span><text:span text:style-name="T23"><text:s/>tingueu busqueu si hi ha negocis semblants<text:s/></text:span><text:span text:style-name="T24">i</text:span><text:span text:style-name="T25"><text:s/>si trobeu posseu-me l'enllaç.</text:span></text:p>
      <text:p text:style-name="P26"/>
      <text:p text:style-name="P27"><text:span text:style-name="T28">Idea</text:span><text:span text:style-name="T29"><text:s/></text:span><text:span text:style-name="T30">de Negoci: Plataforma d'Aprenentatge Interactiu per</text:span><text:span text:style-name="T31"><text:s/></text:span><text:span text:style-name="T32">a</text:span><text:span text:style-name="T33"><text:s/>Desenvolupadors Mòbils</text:span><text:span text:style-name="T34"><text:s/></text:span><text:span text:style-name="T35">Descripció</text:span><text:span text:style-name="T36">:</text:span></text:p>
      <text:p text:style-name="P37"><text:span text:style-name="T38">Crea<text:s/></text:span>una<text:span text:style-name="T39"><text:s/>plataforma<text:s/></text:span>en<text:span text:style-name="T40"><text:s/>línia<text:s/></text:span>que<text:span text:style-name="T41"><text:s/>ofereixi cursos interactius<text:s/></text:span>i<text:span text:style-name="T42"><text:s/>pràctics<text:s/></text:span>per<text:span text:style-name="T43"><text:s/></text:span>a<text:span text:style-name="T44"><text:s/>desenvolupadors mòbils</text:span><text:span text:style-name="T45"><text:s/></text:span><text:span text:style-name="T46">principiants<text:s/></text:span>i<text:span text:style-name="T47"><text:s/>avançats.</text:span></text:p>
      <text:p text:style-name="P48"><text:span text:style-name="T49">El<text:s/></text:span>que<text:span text:style-name="T50"><text:s/>fa aquesta plataforma diferent<text:s/></text:span>és<text:span text:style-name="T51"><text:s/></text:span>la<text:span text:style-name="T52"><text:s/>seva metodologia d'aprenentatge innovadora,<text:s/></text:span>que<text:span text:style-name="T53"><text:s/></text:span>es<text:span text:style-name="T54"><text:s/>basa</text:span><text:span text:style-name="T55"><text:s/></text:span>en<text:span text:style-name="T56"><text:s/>projectes pràctics<text:s/></text:span>reals<text:span text:style-name="T57"><text:s/></text:span>i<text:span text:style-name="T58"><text:s/>simulacions d'escenaris<text:s/></text:span>de<text:span text:style-name="T59"><text:s/>desenvolupament.</text:span></text:p>
      <text:p text:style-name="P60">A<text:span text:style-name="T61"><text:s/>més, incorpora funcionalitats<text:s/></text:span>de<text:span text:style-name="T62"><text:s/>gamificació<text:s/></text:span>per<text:span text:style-name="T63"><text:s/>mantenir<text:s/></text:span>als<text:span text:style-name="T64"><text:s/>estudiants motivats<text:s/></text:span>i<text:span text:style-name="T65"><text:s/>compromesos.</text:span></text:p>
      <text:p text:style-name="P66"/>
      <text:p text:style-name="P67"><text:span text:style-name="T68">Característiques Destacades:</text:span></text:p>
      <text:p text:style-name="P69"/>
      <text:h text:style-name="Überschrift3" text:outline-level="3"><text:span text:style-name="T70">Detalls sobre la</text:span><text:span text:style-name="T71"><text:s/></text:span><text:span text:style-name="T72">Plataforma:</text:span></text:h>
      <text:p text:style-name="P73"/>
      <text:p text:style-name="Textkörper">La<text:span text:style-name="T74"><text:s/>plataforma disposarà d'una interfície d'usuari intuïtiva<text:s/></text:span>i<text:span text:style-name="T75"><text:s/>fàcil<text:s/></text:span>de<text:span text:style-name="T76"><text:s/></text:span><text:span text:style-name="T77">navegar.</text:span></text:p>
      <text:p text:style-name="P78"><text:span text:style-name="T79">Cada curs estarà estructurat<text:s/></text:span>en<text:span text:style-name="T80"><text:s/>mòduls,<text:s/></text:span>i<text:span text:style-name="T81"><text:s/></text:span>els<text:span text:style-name="T82"><text:s/>estudiants podran accedir<text:s/></text:span>a<text:span text:style-name="T83"><text:s/>recursos com vídeos,</text:span><text:span text:style-name="T84"><text:s/></text:span><text:span text:style-name="T85">documents<text:s/></text:span>de<text:span text:style-name="T86"><text:s/>lectura<text:s/></text:span>i<text:span text:style-name="T87"><text:s/>materials<text:s/></text:span>de<text:span text:style-name="T88"><text:s/>referència.</text:span></text:p>
      <text:p text:style-name="P89">A<text:span text:style-name="T90"><text:s/>més, s'integraran<text:s/></text:span>eines<text:span text:style-name="T91"><text:s/></text:span>de<text:span text:style-name="T92"><text:s/>desenvolupament mòbil<text:s/></text:span>de<text:span text:style-name="T93"><text:s/>última generació perquè<text:s/></text:span>els<text:span text:style-name="T94"><text:s/>estudiants</text:span><text:span text:style-name="T95"><text:s/></text:span>puguin<text:span text:style-name="T96"><text:s/>aplicar directament<text:s/></text:span>el<text:span text:style-name="T97"><text:s/></text:span>que<text:span text:style-name="T98"><text:s/></text:span>hagin<text:span text:style-name="T99"><text:s/>après.</text:span></text:p>
      <text:p text:style-name="P100"/>
      <text:h text:style-name="Überschrift3" text:outline-level="3"><text:span text:style-name="T101">Gamificació:</text:span></text:h>
      <text:p text:style-name="P102"/>
      <text:p text:style-name="P103">La<text:span text:style-name="T104"><text:s/></text:span><text:span text:style-name="T105">gamificació<text:s/></text:span>es<text:span text:style-name="T106"><text:s/>implementarà<text:s/></text:span>a<text:span text:style-name="T107"><text:s/>través d'un sistema<text:s/></text:span>de<text:span text:style-name="T108"><text:s/>punts que<text:s/></text:span>els<text:span text:style-name="T109"><text:s/>estudiants guanyaran<text:s/></text:span>al<text:span text:style-name="T110"><text:s/></text:span><text:span text:style-name="T111">completar mòduls, resoldre problemes pràctics<text:s/></text:span>i<text:span text:style-name="T112"><text:s/>participar<text:s/></text:span>en<text:span text:style-name="T113"><text:s/>reptes.</text:span></text:p>
      <text:p text:style-name="P114"><text:span text:style-name="T115">Hi<text:s/></text:span>haurà<text:span text:style-name="T116"><text:s/>insígnies especials<text:s/></text:span>per<text:span text:style-name="T117"><text:s/></text:span>a<text:span text:style-name="T118"><text:s/>assoliments destacats,<text:s/></text:span>i<text:span text:style-name="T119"><text:s/></text:span>els<text:span text:style-name="T120"><text:s/>estudiants<text:s/></text:span>podran<text:span text:style-name="T121"><text:s/>competir<text:s/></text:span>de<text:span text:style-name="T122"><text:s/>manera</text:span><text:span text:style-name="T123"><text:s/></text:span><text:span text:style-name="T124">amigable<text:s/></text:span>en<text:span text:style-name="T125"><text:s/>taules<text:s/></text:span>de<text:span text:style-name="T126"><text:s/>classificació.</text:span></text:p>
      <text:p text:style-name="P127"><text:span text:style-name="T128">Aquesta gamificació<text:s/></text:span>no<text:span text:style-name="T129"><text:s/>només motivarà<text:s/></text:span>els<text:span text:style-name="T130"><text:s/>estudiants, sinó<text:s/></text:span>que<text:span text:style-name="T131"><text:s/>també fomentarà<text:s/></text:span>un<text:span text:style-name="T132"><text:s/>sentiment d'èxit</text:span><text:span text:style-name="T133"><text:s/></text:span>i<text:span text:style-name="T134"><text:s/>comunitat.</text:span></text:p>
      <text:p text:style-name="P135"/>
      <text:h text:style-name="Überschrift3" text:outline-level="3"><text:span text:style-name="T136">Comunitat d'Aprenentatge:</text:span></text:h>
      <text:p text:style-name="P137"/>
      <text:p text:style-name="P138">La<text:span text:style-name="T139"><text:s/>comunitat en línia permetrà<text:s/></text:span>als<text:span text:style-name="T140"><text:s/>estudiants interactuar en fòrums tem</text:span><text:span text:style-name="T141">àtics, participar<text:s/></text:span>en<text:span text:style-name="T142"><text:s/>discussions</text:span><text:span text:style-name="T143"><text:s/></text:span>en<text:span text:style-name="T144"><text:s/>temps<text:s/></text:span>real<text:span text:style-name="T145"><text:s/></text:span>i<text:span text:style-name="T146"><text:s/>col·laborar<text:s/></text:span>en<text:span text:style-name="T147"><text:s/>projectes conjunts.</text:span></text:p>
      <text:p text:style-name="P148"><text:span text:style-name="T149">Es realitzaran esdeveniments regulars, com seminars web<text:s/></text:span>i<text:span text:style-name="T150"><text:s/>sessions<text:s/></text:span>de<text:span text:style-name="T151"><text:s/>preguntes<text:s/></text:span>i<text:span text:style-name="T152"><text:s/>respostes amb</text:span><text:span text:style-name="T153"><text:s/></text:span><text:span text:style-name="T154">experts<text:s/></text:span>de<text:span text:style-name="T155"><text:s/></text:span>la<text:span text:style-name="T156"><text:s/>indústria,<text:s/></text:span>per<text:span text:style-name="T157"><text:s/></text:span>enriquir<text:span text:style-name="T158"><text:s/>encara més l'experiència d'aprenentatg</text:span><text:span text:style-name="T159">e<text:s/></text:span>i<text:span text:style-name="T160"><text:s/>oferir orientació</text:span><text:span text:style-name="T161"><text:s/></text:span><text:span text:style-name="T162">pràctica.</text:span></text:p>
      <text:soft-page-break/>
      <text:h text:style-name="P163" text:outline-level="3"><text:span text:style-name="T164">Model de Negoci:</text:span></text:h>
      <text:p text:style-name="P165"/>
      <text:p text:style-name="P166">La<text:span text:style-name="T167"><text:s/></text:span><text:span text:style-name="T168">plataforma</text:span><text:span text:style-name="T169"><text:s/></text:span><text:span text:style-name="T170">operarà</text:span><text:span text:style-name="T171"><text:s/></text:span><text:span text:style-name="T172">sota</text:span><text:span text:style-name="T173"><text:s/></text:span>un<text:span text:style-name="T174"><text:s/></text:span><text:span text:style-name="T175">model</text:span><text:span text:style-name="T176"><text:s/></text:span><text:span text:style-name="T177">d'suscripció</text:span><text:span text:style-name="T178"><text:s/></text:span><text:span text:style-name="T179">mensual</text:span><text:span text:style-name="T180"><text:s/></text:span><text:span text:style-name="T181">que</text:span><text:span text:style-name="T182"><text:s/></text:span>donarà<text:span text:style-name="T183"><text:s/></text:span>als<text:span text:style-name="T184"><text:s/></text:span><text:span text:style-name="T185">estudiants</text:span><text:span text:style-name="T186"><text:s/></text:span><text:span text:style-name="T187">accés</text:span><text:span text:style-name="T188"><text:s/></text:span><text:span text:style-name="T189">complet</text:span><text:span text:style-name="T190"><text:s/></text:span>a<text:span text:style-name="T191"><text:s/>tots<text:s/></text:span>els<text:span text:style-name="T192"><text:s/>cursos, projectes<text:s/></text:span>i<text:span text:style-name="T193"><text:s/>recursos.<text:s/></text:span><text:span text:style-name="T194">També</text:span><text:span text:style-name="T195"><text:s/>s'oferirà<text:s/></text:span>una<text:span text:style-name="T196"><text:s/>opció<text:s/></text:span>de<text:span text:style-name="T197"><text:s/>pagament<text:s/></text:span>per<text:span text:style-name="T198"><text:s/>curs<text:s/></text:span>per<text:span text:style-name="T199"><text:s/></text:span>a<text:span text:style-name="T200"><text:s/></text:span>aquells<text:span text:style-name="T201"><text:s/></text:span>que<text:span text:style-name="T202"><text:s/>desitgin explorar temes específics. Els usuaris<text:s/></text:span>podran<text:span text:style-name="T203"><text:s/>accedir<text:s/></text:span>a<text:span text:style-name="T204"><text:s/></text:span>una<text:span text:style-name="T205"><text:s/>versió<text:s/></text:span>de<text:span text:style-name="T206"><text:s/>prova gratuïta<text:s/></text:span>per<text:span text:style-name="T207"><text:s/></text:span><text:span text:style-name="T208">experimentar<text:s/></text:span>la<text:span text:style-name="T209"><text:s/>plataforma<text:s/></text:span>abans<text:span text:style-name="T210"><text:s/></text:span>de<text:span text:style-name="T211"><text:s/>comprometre's.</text:span></text:p>
      <text:p text:style-name="P212"/>
      <text:h text:style-name="Überschrift3" text:outline-level="3"><text:span text:style-name="T213">Pla de Màrqueting:</text:span></text:h>
      <text:p text:style-name="P214"/>
      <text:p text:style-name="P215"><text:span text:style-name="T216">El<text:s/></text:span>pla<text:span text:style-name="T217"><text:s/></text:span>de<text:span text:style-name="T218"><text:s/>màrqueting se centrarà<text:s/></text:span>en<text:span text:style-name="T219"><text:s/>estratègies<text:s/></text:span>de<text:span text:style-name="T220"><text:s/>xarxes socials, col·laboracions amb institucions</text:span><text:span text:style-name="T221"><text:s/></text:span><text:span text:style-name="T222">acadèmiques<text:s/></text:span>i<text:span text:style-name="T223"><text:s/>associacions amb empreses<text:s/></text:span>del<text:span text:style-name="T224"><text:s/></text:span><text:span text:style-name="T225">sector.</text:span><text:span text:style-name="T226"><text:s/></text:span>A<text:span text:style-name="T227"><text:s/>més,<text:s/></text:span>es<text:span text:style-name="T228"><text:s/>implementarà<text:s/></text:span>un<text:span text:style-name="T229"><text:s/>programa<text:s/></text:span>de<text:span text:style-name="T230"><text:s/></text:span><text:span text:style-name="T231">referits<text:s/></text:span>que<text:span text:style-name="T232"><text:s/>recompensarà<text:s/></text:span>els<text:span text:style-name="T233"><text:s/>estudiants<text:s/></text:span>per<text:span text:style-name="T234"><text:s/>recomanar<text:s/></text:span>la<text:span text:style-name="T235"><text:s/>plataforma<text:s/></text:span>als<text:span text:style-name="T236"><text:s/>seus col·legues<text:s/></text:span>i<text:span text:style-name="T237"><text:s/>amics.</text:span></text:p>
      <text:p text:style-name="P238"/>
      <text:h text:style-name="Überschrift2" text:outline-level="2"><text:span text:style-name="T239">Diferenciació:</text:span></text:h>
      <text:p text:style-name="P240"/>
      <text:p text:style-name="P241"><text:span text:style-name="T242">A</text:span><text:span text:style-name="T243">questa plataforma<text:s/></text:span>es<text:span text:style-name="T244"><text:s/>diferencia<text:s/></text:span>per<text:span text:style-name="T245"><text:s/>oferir<text:s/></text:span>una<text:span text:style-name="T246"><text:s/>experiència d'aprenentatge més pràctica<text:s/></text:span>i<text:span text:style-name="T247"><text:s/>interactiva</text:span><text:span text:style-name="T248"><text:s/></text:span>que<text:span text:style-name="T249"><text:s/>moltes altres plataformes educatives.<text:s/></text:span>La<text:span text:style-name="T250"><text:s/>combinació<text:s/></text:span>de<text:span text:style-name="T251"><text:s/>projectes reals, simulacions<text:s/></text:span>i<text:span text:style-name="T252"><text:s/>gamificació</text:span><text:span text:style-name="T253"><text:s/></text:span><text:span text:style-name="T254">proporciona<text:s/></text:span>un<text:span text:style-name="T255"><text:s/>enfocament complet<text:s/></text:span>per<text:span text:style-name="T256"><text:s/></text:span>al<text:span text:style-name="T257"><text:s/>desenvolupament d'habilitats<text:s/></text:span>en<text:span text:style-name="T258"><text:s/></text:span>el<text:span text:style-name="T259"><text:s/>món<text:s/></text:span>de<text:span text:style-name="T260"><text:s/></text:span>les<text:span text:style-name="T261"><text:s/>aplicacions</text:span><text:span text:style-name="T262"><text:s/></text:span><text:span text:style-name="T263">mòbils.</text:span></text:p>
      <text:p text:style-name="P264"/>
      <text:h text:style-name="Überschrift2" text:outline-level="2"><text:span text:style-name="T265">Investigació</text:span><text:span text:style-name="T266"><text:s/></text:span><text:span text:style-name="T267">de</text:span><text:span text:style-name="T268"><text:s/></text:span><text:span text:style-name="T269">Competidors:</text:span></text:h>
      <text:p text:style-name="P270"/>
      <text:p text:style-name="P271"><text:span text:style-name="T272">Simplilearn: Online<text:s/></text:span><text:span text:style-name="T273">Learning</text:span></text:p>
      <text:p text:style-name="P274"/>
      <text:p text:style-name="P275"><text:span text:style-name="T276">Simplilearn<text:s/></text:span>és<text:span text:style-name="T277"><text:s/></text:span>una<text:span text:style-name="T278"><text:s/>plataforma d'aprenentatge<text:s/></text:span>en<text:span text:style-name="T279"><text:s/>línia<text:s/></text:span>que<text:span text:style-name="T280"><text:s/>ofereix<text:s/></text:span>una<text:span text:style-name="T281"><text:s/>varietat<text:s/></text:span>de<text:span text:style-name="T282"><text:s/>cursos<text:s/></text:span>i<text:span text:style-name="T283"><text:s/>programes</text:span><text:span text:style-name="T284"><text:s/></text:span>de<text:span text:style-name="T285"><text:s/>formació<text:s/></text:span>en<text:span text:style-name="T286"><text:s/>tecnologia, negocis<text:s/></text:span>i<text:span text:style-name="T287"><text:s/>habilitats digitals. Proporciona recursos educatius<text:s/></text:span>per<text:span text:style-name="T288"><text:s/></text:span>a<text:span text:style-name="T289"><text:s/></text:span><text:span text:style-name="T290">professionals<text:s/></text:span>que<text:span text:style-name="T291"><text:s/>busquen millorar<text:s/></text:span>les<text:span text:style-name="T292"><text:s/>seves habilitats<text:s/></text:span>i<text:span text:style-name="T293"><text:s/>coneixements<text:s/></text:span>en<text:span text:style-name="T294"><text:s/></text:span>àrees<text:span text:style-name="T295"><text:s/>com<text:s/></text:span>la<text:span text:style-name="T296"><text:s/>ciència<text:s/></text:span>de<text:span text:style-name="T297"><text:s/></text:span><text:span text:style-name="T298">dades,<text:s/></text:span>la<text:span text:style-name="T299"><text:s/>intel·ligència artificial,<text:s/></text:span>el<text:span text:style-name="T300"><text:s/>desenvolupament<text:s/></text:span>de<text:span text:style-name="T301"><text:s/>programari,<text:s/></text:span>el<text:span text:style-name="T302"><text:s/>màr</text:span><text:span text:style-name="T303">queting digital,<text:s/></text:span>la<text:span text:style-name="T304"><text:s/>gestió<text:s/></text:span>de<text:span text:style-name="T305"><text:s/></text:span><text:span text:style-name="T306">projectes<text:s/></text:span>i<text:span text:style-name="T307"><text:s/>més.</text:span></text:p>
      <text:p text:style-name="P308"/>
      <text:p text:style-name="Textkörper"><text:span text:style-name="T309">https://play.google.com/store/apps/details?id=com.mobile.simplilearn&amp;hl=ca&amp;pli=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694in">
        <style:tab-stops/>
      </style:paragraph-properties>
      <style:text-properties style:font-name="Arial" style:font-name-asian="Arial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Überschrift2" style:display-name="Überschrift 2" style:family="paragraph" style:parent-style-name="Standard" style:default-outline-level="2">
      <style:paragraph-properties fo:margin-left="0.0694in">
        <style:tab-stops/>
      </style:paragraph-properties>
      <style:text-properties style:font-name="Arial" style:font-name-asian="Arial" fo:font-weight="bold" style:font-weight-asian="bold" style:font-weight-complex="bold" fo:font-style="italic" style:font-style-asian="italic" fo:hyphenate="false"/>
    </style:style>
    <style:style style:name="Überschrift3" style:display-name="Überschrift 3" style:family="paragraph" style:parent-style-name="Standard" style:default-outline-level="3">
      <style:paragraph-properties fo:margin-left="0.0694in">
        <style:tab-stops/>
      </style:paragraph-properties>
      <style:text-properties style:font-name="Arial" style:font-name-asian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0694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1.1111in" fo:margin-left="0.930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6944in" style:print-orientation="portrait" fo:margin-top="0.9583in" fo:margin-left="0.9305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3-12-14T18:32:00Z</meta:creation-date>
    <dc:date>2023-12-14T18:32:00Z</dc:date>
    <meta:template xlink:href="Normal.dotm" xlink:type="simple"/>
    <meta:editing-cycles>2</meta:editing-cycles>
    <meta:editing-duration>PT0S</meta:editing-duration>
    <meta:user-defined meta:name="Created" meta:value-type="date">2023-12-14T00:00:00Z</meta:user-defined>
    <meta:user-defined meta:name="LastSaved" meta:value-type="date">2023-12-14T00:00:00Z</meta:user-defined>
    <meta:document-statistic meta:page-count="2" meta:paragraph-count="30" meta:word-count="499" meta:character-count="3540" meta:row-count="74" meta:non-whitespace-character-count="3072"/>
  </office:meta>
</office:document-meta>
</file>